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9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341cm" fo:min-width="1.35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91cm" fo:min-width="0.89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91cm" fo:min-width="0.89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76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72cm" fo:min-width="0.65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172cm" fo:min-width="0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8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1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3cm" fo:min-width="0.709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982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3" style:family="graphic" style:parent-style-name="objectwithoutfill">
      <style:graphic-properties svg:stroke-color="#3465a4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3cm" fo:min-width="0.709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9.8999996185303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9.8999996185303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9.8999996185303pt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19.8999996185303pt" fo:language="en" fo:country="GB"/>
    </style:style>
    <style:style style:name="T2" style:family="text">
      <style:text-properties style:text-position="-33% 58%" fo:font-size="19.8999996185303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9.8999996185303pt"/>
    </style:style>
    <style:style style:name="T8" style:family="text">
      <style:text-properties style:text-position="-33% 58%" fo:font-size="19.8999996185303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96cm" svg:height="0.609cm" svg:x="4.819cm" svg:y="0.8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796cm" svg:height="0.609cm" svg:x="9.966cm" svg:y="0.8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796cm" svg:height="0.609cm" svg:x="4.819cm" svg:y="5.1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796cm" svg:height="0.609cm" svg:x="10.073cm" svg:y="5.1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851cm" svg:height="0.591cm" draw:transform="rotate (1.5707963267949) translate (8.108cm 4.177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819cm" svg:y1="1.148cm" svg:x2="3.046cm" svg:y2="2.327cm" draw:start-shape="id1" draw:start-glue-point="3" draw:end-shape="id2" draw:end-glue-point="4" svg:d="M4819 1148h-1773v1179" svg:viewBox="0 0 1774 1180">
          <text:p/>
        </draw:connector>
        <draw:connector draw:style-name="gr3" draw:text-style-name="P1" draw:layer="layout" svg:x1="3.046cm" svg:y1="4.364cm" svg:x2="4.819cm" svg:y2="5.458cm" draw:start-shape="id2" draw:start-glue-point="8" draw:end-shape="id3" draw:end-glue-point="3" svg:d="M3046 4364v1094h1773" svg:viewBox="0 0 1774 1095">
          <text:p/>
        </draw:connector>
        <draw:connector draw:style-name="gr3" draw:text-style-name="P1" draw:layer="layout" draw:line-skew="0.292cm" svg:x1="13.28cm" svg:y1="8.7cm" svg:x2="8.394cm" svg:y2="9.18cm" draw:start-shape="id4" draw:start-glue-point="2" draw:end-shape="id5" draw:end-glue-point="6" svg:d="M13280 8700v1274h-4886v-794" svg:viewBox="0 0 4887 1275">
          <text:p/>
        </draw:connector>
        <draw:connector draw:style-name="gr3" draw:text-style-name="P1" draw:layer="layout" svg:x1="6.615cm" svg:y1="5.458cm" svg:x2="10.073cm" svg:y2="5.458cm" draw:start-shape="id3" draw:start-glue-point="1" draw:end-shape="id6" draw:end-glue-point="3" svg:d="M6615 5458h3458" svg:viewBox="0 0 3459 1">
          <text:p/>
        </draw:connector>
        <draw:connector draw:style-name="gr3" draw:text-style-name="P1" draw:layer="layout" svg:x1="8.403cm" svg:y1="4.177cm" svg:x2="10.073cm" svg:y2="5.458cm" draw:start-shape="id7" draw:start-glue-point="3" draw:end-shape="id6" draw:end-glue-point="3" svg:d="M8403 4177v1281h1670" svg:viewBox="0 0 1671 1282">
          <text:p/>
        </draw:connector>
        <draw:connector draw:style-name="gr3" draw:text-style-name="P1" draw:layer="layout" svg:x1="9.966cm" svg:y1="1.148cm" svg:x2="8.403cm" svg:y2="2.326cm" draw:start-shape="id8" draw:start-glue-point="3" draw:end-shape="id7" draw:end-glue-point="1" svg:d="M9966 1148h-1563v1178" svg:viewBox="0 0 1564 1179">
          <text:p/>
        </draw:connector>
        <draw:custom-shape draw:style-name="gr4" draw:text-style-name="P2" xml:id="id2" draw:id="id2" draw:layer="layout" svg:width="1.975cm" svg:height="2.037cm" svg:x="2.058cm" svg:y="2.32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1.975cm" svg:height="2.037cm" svg:x="12.293cm" svg:y="6.66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3.281cm" svg:y1="8.368cm" svg:x2="13.281cm" svg:y2="6.97cm">
            <text:p/>
          </draw:line>
        </draw:g>
        <draw:frame draw:style-name="gr7" draw:text-style-name="P4" draw:layer="layout" svg:width="1.209cm" svg:height="1.231cm" svg:x="3.926cm" svg:y="2.698cm">
          <draw:text-box>
            <text:p><text:span text:style-name="T1">V</text:span><text:span text:style-name="T2">a</text:span></text:p>
          </draw:text-box>
        </draw:frame>
        <draw:frame draw:style-name="gr8" draw:text-style-name="P4" draw:layer="layout" svg:width="3.261cm" svg:height="1.231cm" svg:x="13.8cm" svg:y="3.669cm">
          <draw:text-box>
            <text:p><text:span text:style-name="T3">I</text:span><text:span text:style-name="T4">b</text:span><text:span text:style-name="T3"> </text:span><text:span text:style-name="T3">=</text:span><text:span text:style-name="T3"> </text:span><text:span text:style-name="T3">K</text:span><text:span text:style-name="T4">b</text:span><text:span text:style-name="T3"> </text:span><text:span text:style-name="T3">V</text:span><text:span text:style-name="T4">b</text:span></text:p>
          </draw:text-box>
        </draw:frame>
        <draw:g xml:id="id9" draw:id="id9">
          <draw:custom-shape draw:style-name="gr9" draw:text-style-name="P1" draw:layer="layout" svg:width="2.309cm" svg:height="2.844cm" svg:x="12.111cm" svg:y="1.8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3.263cm" svg:y1="2.699cm" svg:x2="13.263cm" svg:y2="4.097cm">
            <text:p/>
          </draw:line>
        </draw:g>
        <draw:custom-shape draw:style-name="gr11" draw:text-style-name="P2" xml:id="id5" draw:id="id5" draw:layer="layout" svg:width="2.309cm" svg:height="2.844cm" svg:x="7.239cm" svg:y="6.336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3.397cm" svg:height="1.231cm" svg:x="8.818cm" svg:y="8.47cm">
          <draw:text-box>
            <text:p><text:span text:style-name="T5">V</text:span><text:span text:style-name="T6">c</text:span><text:span text:style-name="T5"> </text:span><text:span text:style-name="T5">=</text:span><text:span text:style-name="T5"> </text:span><text:span text:style-name="T5">K</text:span><text:span text:style-name="T6">c</text:span><text:span text:style-name="T5"> </text:span><text:span text:style-name="T5">I</text:span><text:span text:style-name="T6">c</text:span><text:span text:style-name="T3"> </text:span></text:p>
          </draw:text-box>
        </draw:frame>
        <draw:connector draw:style-name="gr3" draw:text-style-name="P5" draw:layer="layout" svg:x1="6.615cm" svg:y1="5.458cm" svg:x2="8.394cm" svg:y2="6.336cm" draw:start-shape="id3" draw:start-glue-point="1" draw:end-shape="id5" draw:end-glue-point="4" svg:d="M6615 5458h1779v878" svg:viewBox="0 0 1780 879">
          <text:p/>
        </draw:connector>
        <draw:connector draw:style-name="gr3" draw:text-style-name="P5" draw:layer="layout" svg:x1="6.615cm" svg:y1="1.148cm" svg:x2="8.403cm" svg:y2="2.326cm" draw:start-shape="id1" draw:start-glue-point="1" draw:end-shape="id7" draw:end-glue-point="1" svg:d="M6615 1148h1788v1178" svg:viewBox="0 0 1789 1179">
          <text:p/>
        </draw:connector>
        <draw:connector draw:style-name="gr3" draw:text-style-name="P5" draw:layer="layout" svg:x1="11.869cm" svg:y1="5.458cm" svg:x2="13.28cm" svg:y2="6.663cm" draw:start-shape="id6" draw:start-glue-point="1" draw:end-shape="id4" draw:end-glue-point="0" svg:d="M11869 5458h1411v1205" svg:viewBox="0 0 1412 1206">
          <text:p/>
        </draw:connector>
        <draw:connector draw:style-name="gr3" draw:text-style-name="P5" draw:layer="layout" svg:x1="11.762cm" svg:y1="1.148cm" svg:x2="13.265cm" svg:y2="1.873cm" draw:start-shape="id8" draw:start-glue-point="1" draw:end-shape="id9" draw:end-glue-point="0" svg:d="M11762 1148h1503v725" svg:viewBox="0 0 1504 726">
          <text:p/>
        </draw:connector>
        <draw:connector draw:style-name="gr3" draw:text-style-name="P5" draw:layer="layout" draw:line-skew="-0.19cm" svg:x1="13.265cm" svg:y1="4.717cm" svg:x2="13.28cm" svg:y2="6.663cm" draw:start-shape="id9" draw:start-glue-point="2" draw:end-shape="id4" draw:end-glue-point="0" svg:d="M13265 4717v783h15v1163" svg:viewBox="0 0 16 1947">
          <text:p/>
        </draw:connector>
        <draw:custom-shape draw:style-name="gr1" draw:text-style-name="P1" xml:id="id10" draw:id="id10" draw:layer="layout" svg:width="1.796cm" svg:height="0.609cm" svg:x="4.818cm" svg:y="9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851cm" svg:height="0.591cm" draw:transform="rotate (1.5707963267949) translate (2.746cm 8.598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6.614cm" svg:y1="9.99cm" svg:x2="8.394cm" svg:y2="9.18cm" draw:start-shape="id10" draw:start-glue-point="1" draw:end-shape="id5" draw:end-glue-point="6" svg:d="M6614 9990h1780v-810" svg:viewBox="0 0 1781 811">
          <text:p/>
        </draw:connector>
        <draw:connector draw:style-name="gr3" draw:text-style-name="P5" draw:layer="layout" svg:x1="3.041cm" svg:y1="6.747cm" svg:x2="4.819cm" svg:y2="5.458cm" draw:start-shape="id11" draw:start-glue-point="1" draw:end-shape="id3" draw:end-glue-point="3" svg:d="M3041 6747v-1289h1778" svg:viewBox="0 0 1779 1290">
          <text:p/>
        </draw:connector>
        <draw:connector draw:style-name="gr3" draw:text-style-name="P5" draw:layer="layout" svg:x1="3.041cm" svg:y1="8.598cm" svg:x2="4.818cm" svg:y2="9.99cm" draw:start-shape="id11" draw:start-glue-point="3" draw:end-shape="id10" draw:end-glue-point="3" svg:d="M3041 8598v1392h1777" svg:viewBox="0 0 1778 1393">
          <text:p/>
        </draw:connector>
        <draw:frame draw:style-name="gr13" draw:text-style-name="P4" draw:layer="layout" svg:width="2.317cm" svg:height="1.231cm" svg:x="14.315cm" svg:y="8.034cm">
          <draw:text-box>
            <text:p><text:span text:style-name="T3">I</text:span><text:span text:style-name="T4">d</text:span></text:p>
          </draw:text-box>
        </draw:frame>
        <draw:frame draw:style-name="gr14" draw:text-style-name="P6" draw:layer="layout" svg:width="1.246cm" svg:height="1.231cm" svg:x="5.213cm" svg:y="1.453cm">
          <draw:text-box>
            <text:p><text:span text:style-name="T7">R</text:span><text:span text:style-name="T8">1</text:span></text:p>
          </draw:text-box>
        </draw:frame>
        <draw:frame draw:style-name="gr14" draw:text-style-name="P6" draw:layer="layout" svg:width="1.246cm" svg:height="1.231cm" svg:x="10.41cm" svg:y="5.764cm">
          <draw:text-box>
            <text:p><text:span text:style-name="T7">R</text:span><text:span text:style-name="T8">5</text:span></text:p>
          </draw:text-box>
        </draw:frame>
        <draw:frame draw:style-name="gr15" draw:text-style-name="P6" draw:layer="layout" svg:width="1.246cm" svg:height="1.231cm" svg:x="5.138cm" svg:y="5.764cm">
          <draw:text-box>
            <text:p><text:span text:style-name="T7">R</text:span><text:span text:style-name="T8">4</text:span></text:p>
          </draw:text-box>
        </draw:frame>
        <draw:frame draw:style-name="gr14" draw:text-style-name="P6" draw:layer="layout" svg:width="1.246cm" svg:height="1.231cm" svg:x="8.527cm" svg:y="2.799cm">
          <draw:text-box>
            <text:p><text:span text:style-name="T7">R</text:span><text:span text:style-name="T8">3</text:span></text:p>
          </draw:text-box>
        </draw:frame>
        <draw:frame draw:style-name="gr14" draw:text-style-name="P6" draw:layer="layout" svg:width="1.246cm" svg:height="1.231cm" svg:x="10.309cm" svg:y="1.453cm">
          <draw:text-box>
            <text:p><text:span text:style-name="T7">R</text:span><text:span text:style-name="T8">2</text:span></text:p>
          </draw:text-box>
        </draw:frame>
        <draw:frame draw:style-name="gr14" draw:text-style-name="P6" draw:layer="layout" svg:width="1.246cm" svg:height="1.231cm" svg:x="1.5cm" svg:y="7.017cm">
          <draw:text-box>
            <text:p><text:span text:style-name="T7">R</text:span><text:span text:style-name="T8">6</text:span></text:p>
          </draw:text-box>
        </draw:frame>
        <draw:custom-shape draw:style-name="gr16" draw:text-style-name="P5" draw:layer="layout" svg:width="0.251cm" svg:height="0.285cm" svg:x="8.284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13.133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2" draw:id="id12" draw:layer="layout" svg:width="0.251cm" svg:height="0.285cm" svg:x="8.284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8.284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5" draw:layer="layout" svg:width="0.251cm" svg:height="0.285cm" svg:x="2.899cm" svg:y="5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209cm" svg:height="2.803cm" svg:x="7cm" svg:y="1.91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18" draw:text-style-name="P7" draw:layer="layout" svg:x1="3.732cm" svg:y1="6.747cm" svg:x2="3.732cm" svg:y2="8.833cm">
          <text:p/>
        </draw:line>
        <draw:frame draw:style-name="gr19" draw:text-style-name="P8" draw:layer="layout" svg:width="0.929cm" svg:height="1.232cm" svg:x="3.564cm" svg:y="7.023cm">
          <draw:text-box>
            <text:p><text:span text:style-name="T5">I</text:span><text:span text:style-name="T6">c</text:span></text:p>
          </draw:text-box>
        </draw:frame>
        <draw:line draw:style-name="gr18" draw:text-style-name="P7" draw:layer="layout" svg:x1="4.965cm" svg:y1="0.602cm" svg:x2="6.688cm" svg:y2="0.6cm">
          <text:p/>
        </draw:line>
        <draw:line draw:style-name="gr18" draw:text-style-name="P7" draw:layer="layout" svg:x1="1.623cm" svg:y1="2.495cm" svg:x2="1.623cm" svg:y2="4.201cm">
          <text:p/>
        </draw:line>
        <draw:line draw:style-name="gr18" draw:text-style-name="P7" draw:layer="layout" svg:x1="7.084cm" svg:y1="6.9cm" svg:x2="7.084cm" svg:y2="8.606cm">
          <text:p/>
        </draw:line>
        <draw:line draw:style-name="gr18" draw:text-style-name="P7" draw:layer="layout" svg:x1="4.883cm" svg:y1="10.515cm" svg:x2="6.606cm" svg:y2="10.513cm">
          <text:p/>
        </draw:line>
        <draw:line draw:style-name="gr20" draw:text-style-name="P9" draw:layer="layout" svg:x1="11.806cm" svg:y1="4.6cm" svg:x2="10.1cm" svg:y2="4.601cm">
          <text:p text:style-name="P5"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4"/></text:span><text:span text:style-name="T9"><text:s text:c="2"/></text:span></text:p>
        </draw:line>
        <draw:line draw:style-name="gr20" draw:text-style-name="P9" draw:layer="layout" svg:x1="6.506cm" svg:y1="4.5cm" svg:x2="4.8cm" svg:y2="4.501cm">
          <text:p text:style-name="P5"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/></text:span></text:p>
        </draw:line>
        <draw:line draw:style-name="gr18" draw:text-style-name="P7" draw:layer="layout" svg:x1="11.788cm" svg:y1="0.645cm" svg:x2="10.082cm" svg:y2="0.646cm">
          <text:p/>
        </draw:line>
        <draw:line draw:style-name="gr18" draw:text-style-name="P7" draw:layer="layout" svg:x1="9.74cm" svg:y1="2.449cm" svg:x2="9.74cm" svg:y2="4.155cm">
          <text:p/>
        </draw:line>
        <draw:frame draw:style-name="gr15" draw:text-style-name="P6" draw:layer="layout" svg:width="1.246cm" svg:height="1.231cm" svg:x="5.059cm" svg:y="8.529cm">
          <draw:text-box>
            <text:p><text:span text:style-name="T7">R</text:span><text:span text:style-name="T8">7</text:span></text:p>
          </draw:text-box>
        </draw:frame>
        <draw:g>
          <draw:line draw:style-name="gr21" draw:text-style-name="P7" draw:layer="layout" svg:x1="9.453cm" svg:y1="11.217cm" svg:x2="7.284cm" svg:y2="11.231cm">
            <text:p/>
          </draw:line>
          <draw:line draw:style-name="gr21" draw:text-style-name="P7" draw:layer="layout" svg:x1="9.454cm" svg:y1="11.209cm" svg:x2="7.285cm" svg:y2="11.223cm">
            <text:p/>
          </draw:line>
          <draw:line draw:style-name="gr21" draw:text-style-name="P7" draw:layer="layout" svg:x1="7.876cm" svg:y1="11.531cm" svg:x2="8.954cm" svg:y2="11.531cm">
            <text:p/>
          </draw:line>
          <draw:line draw:style-name="gr21" draw:text-style-name="P7" draw:layer="layout" svg:x1="8.167cm" svg:y1="11.8cm" svg:x2="8.685cm" svg:y2="11.8cm">
            <text:p/>
          </draw:line>
          <draw:line draw:style-name="gr21" draw:text-style-name="P7" draw:layer="layout" svg:x1="8.397cm" svg:y1="11.198cm" svg:x2="8.406cm" svg:y2="10.504cm">
            <text:p/>
          </draw:line>
        </draw:g>
        <draw:frame draw:style-name="gr22" draw:text-style-name="P10" draw:layer="layout" svg:width="1.912cm" svg:height="0.962cm" svg:x="9.2cm" svg:y="11cm">
          <draw:text-box>
            <text:p><text:span text:style-name="T9">G</text:span><text:span text:style-name="T9">N</text:span><text:span text:style-name="T9">D</text:span></text:p>
          </draw:text-box>
        </draw:frame>
        <draw:connector draw:style-name="gr23" draw:text-style-name="P7" draw:layer="layout" draw:type="line" svg:x1="8.41cm" svg:y1="10.1cm" svg:x2="8.41cm" svg:y2="10.568cm" draw:start-shape="id12" draw:start-glue-point="8" svg:d="M8410 10100v468" svg:viewBox="0 0 1 469">
          <text:p/>
        </draw:connector>
        <draw:frame draw:style-name="gr24" draw:text-style-name="P4" draw:layer="layout" svg:width="1.209cm" svg:height="1.202cm" svg:x="1.875cm" svg:y="0.598cm">
          <draw:text-box>
            <text:p><text:span text:style-name="T1">V</text:span><text:span text:style-name="T2">6</text:span></text:p>
          </draw:text-box>
        </draw:frame>
        <draw:custom-shape draw:style-name="gr16" draw:text-style-name="P5" draw:layer="layout" svg:width="0.251cm" svg:height="0.285cm" svg:x="2.933cm" svg:y="1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13.133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5" draw:layer="layout" svg:width="0.251cm" svg:height="0.285cm" svg:x="2.899cm" svg:y="5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2.93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1.209cm" svg:height="1.202cm" svg:x="7.784cm" svg:y="0.026cm">
          <draw:text-box>
            <text:p><text:span text:style-name="T1">V</text:span><text:span text:style-name="T2">4</text:span></text:p>
          </draw:text-box>
        </draw:frame>
        <draw:frame draw:style-name="gr24" draw:text-style-name="P4" draw:layer="layout" svg:width="1.209cm" svg:height="1.202cm" svg:x="13.3cm" svg:y="0.6cm">
          <draw:text-box>
            <text:p><text:span text:style-name="T1">V</text:span><text:span text:style-name="T2">7</text:span></text:p>
          </draw:text-box>
        </draw:frame>
        <draw:frame draw:style-name="gr24" draw:text-style-name="P4" draw:layer="layout" svg:width="1.209cm" svg:height="1.202cm" svg:x="8.291cm" svg:y="4.398cm">
          <draw:text-box>
            <text:p><text:span text:style-name="T1">V</text:span><text:span text:style-name="T2">1</text:span></text:p>
          </draw:text-box>
        </draw:frame>
        <draw:frame draw:style-name="gr24" draw:text-style-name="P4" draw:layer="layout" svg:width="1.209cm" svg:height="1.202cm" svg:x="1.691cm" svg:y="4.898cm">
          <draw:text-box>
            <text:p><text:span text:style-name="T1">V</text:span><text:span text:style-name="T2">2</text:span></text:p>
          </draw:text-box>
        </draw:frame>
        <draw:frame draw:style-name="gr24" draw:text-style-name="P4" draw:layer="layout" svg:width="1.209cm" svg:height="1.202cm" svg:x="13.291cm" svg:y="4.898cm">
          <draw:text-box>
            <text:p><text:span text:style-name="T1">V</text:span><text:span text:style-name="T2">3</text:span></text:p>
          </draw:text-box>
        </draw:frame>
        <draw:frame draw:style-name="gr24" draw:text-style-name="P4" draw:layer="layout" svg:width="1.209cm" svg:height="1.202cm" svg:x="2cm" svg:y="9.698cm">
          <draw:text-box>
            <text:p><text:span text:style-name="T1">V</text:span><text:span text:style-name="T2">5</text:span></text:p>
          </draw:text-box>
        </draw:frame>
        <draw:frame draw:style-name="gr24" draw:text-style-name="P4" draw:layer="layout" svg:width="1.209cm" svg:height="1.202cm" svg:x="8.5cm" svg:y="9.9cm">
          <draw:text-box>
            <text:p><text:span text:style-name="T1">V</text:span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13:26:33.218160959</dc:date>
    <meta:editing-duration>PT55M17S</meta:editing-duration>
    <meta:editing-cycles>8</meta:editing-cycles>
    <meta:generator>LibreOffice/6.4.6.2$Linux_X86_64 LibreOffice_project/40$Build-2</meta:generator>
    <meta:document-statistic meta:object-count="76"/>
  </office:meta>
</office:document-meta>
</file>